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3" style:family="table">
      <style:table-properties style:width="26.702cm" table:align="margins"/>
    </style:style>
    <style:style style:name="Tabulka3.A" style:family="table-column">
      <style:table-column-properties style:column-width="4.392cm" style:rel-column-width="10779*"/>
    </style:style>
    <style:style style:name="Tabulka3.B" style:family="table-column">
      <style:table-column-properties style:column-width="2.91cm" style:rel-column-width="7143*"/>
    </style:style>
    <style:style style:name="Tabulka3.C" style:family="table-column">
      <style:table-column-properties style:column-width="5.345cm" style:rel-column-width="13117*"/>
    </style:style>
    <style:style style:name="Tabulka3.D" style:family="table-column">
      <style:table-column-properties style:column-width="14.055cm" style:rel-column-width="34496*"/>
    </style:style>
    <style:style style:name="Tabulk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3.D1" style:family="table-cell">
      <style:table-cell-properties fo:background-color="#e6e6ff" fo:padding="0.097cm" fo:border="0.002cm solid #000000">
        <style:background-image/>
      </style:table-cell-properties>
    </style:style>
    <style:style style:name="Tabulka3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3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4" style:family="table">
      <style:table-properties style:width="26.702cm" table:align="margins"/>
    </style:style>
    <style:style style:name="Tabulka4.A" style:family="table-column">
      <style:table-column-properties style:column-width="3.353cm" style:rel-column-width="8231*"/>
    </style:style>
    <style:style style:name="Tabulka4.B" style:family="table-column">
      <style:table-column-properties style:column-width="23.349cm" style:rel-column-width="57304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26.702cm" fo:break-before="page" table:align="margins"/>
    </style:style>
    <style:style style:name="Tabulka5.A" style:family="table-column">
      <style:table-column-properties style:column-width="3.353cm" style:rel-column-width="8231*"/>
    </style:style>
    <style:style style:name="Tabulka5.B" style:family="table-column">
      <style:table-column-properties style:column-width="23.349cm" style:rel-column-width="57304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B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26.702cm" fo:break-before="page" table:align="margins"/>
    </style:style>
    <style:style style:name="Tabulka6.A" style:family="table-column">
      <style:table-column-properties style:column-width="3.353cm" style:rel-column-width="8231*"/>
    </style:style>
    <style:style style:name="Tabulka6.B" style:family="table-column">
      <style:table-column-properties style:column-width="23.349cm" style:rel-column-width="57304*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B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.3" style:family="table-row">
      <style:table-row-properties style:min-row-height="0.543cm"/>
    </style:style>
    <style:style style:name="Tabulka7" style:family="table">
      <style:table-properties style:width="26.702cm" fo:break-before="page" table:align="margins"/>
    </style:style>
    <style:style style:name="Tabulka7.A" style:family="table-column">
      <style:table-column-properties style:column-width="3.353cm" style:rel-column-width="8231*"/>
    </style:style>
    <style:style style:name="Tabulka7.B" style:family="table-column">
      <style:table-column-properties style:column-width="23.349cm" style:rel-column-width="57304*"/>
    </style:style>
    <style:style style:name="Tabulk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7.B1" style:family="table-cell">
      <style:table-cell-properties fo:padding="0.097cm" fo:border="0.002cm solid #000000"/>
    </style:style>
    <style:style style:name="Tabulka7.A2" style:family="table-cell">
      <style:table-cell-properties fo:padding="0.097cm" fo:border-left="0.002cm solid #000000" fo:border-right="none" fo:border-top="none" fo:border-bottom="0.002cm solid #000000"/>
    </style:style>
    <style:style style:name="Tabulk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8" style:family="table">
      <style:table-properties style:width="26.702cm" fo:break-before="page" table:align="margins"/>
    </style:style>
    <style:style style:name="Tabulka8.A" style:family="table-column">
      <style:table-column-properties style:column-width="3.353cm" style:rel-column-width="8231*"/>
    </style:style>
    <style:style style:name="Tabulka8.B" style:family="table-column">
      <style:table-column-properties style:column-width="23.349cm" style:rel-column-width="57304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B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9" style:family="table">
      <style:table-properties style:width="26.702cm" table:align="margins"/>
    </style:style>
    <style:style style:name="Tabulka9.A" style:family="table-column">
      <style:table-column-properties style:column-width="18.336cm" style:rel-column-width="45001*"/>
    </style:style>
    <style:style style:name="Tabulka9.B" style:family="table-column">
      <style:table-column-properties style:column-width="2.364cm" style:rel-column-width="5802*"/>
    </style:style>
    <style:style style:name="Tabulka9.C" style:family="table-column">
      <style:table-column-properties style:column-width="2.639cm" style:rel-column-width="6477*"/>
    </style:style>
    <style:style style:name="Tabulka9.D" style:family="table-column">
      <style:table-column-properties style:column-width="3.364cm" style:rel-column-width="8255*"/>
    </style:style>
    <style:style style:name="Tabulka9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9.D1" style:family="table-cell">
      <style:table-cell-properties fo:background-color="#ffffcc" fo:padding="0.097cm" fo:border="0.002cm solid #000000">
        <style:background-image/>
      </style:table-cell-properties>
    </style:style>
    <style:style style:name="Tabulka9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9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" style:family="table">
      <style:table-properties style:width="26.702cm" table:align="margins"/>
    </style:style>
    <style:style style:name="Tabulka1.A" style:family="table-column">
      <style:table-column-properties style:column-width="2.805cm" style:rel-column-width="6883*"/>
    </style:style>
    <style:style style:name="Tabulka1.B" style:family="table-column">
      <style:table-column-properties style:column-width="1.565cm" style:rel-column-width="3839*"/>
    </style:style>
    <style:style style:name="Tabulka1.C" style:family="table-column">
      <style:table-column-properties style:column-width="1.87cm" style:rel-column-width="4588*"/>
    </style:style>
    <style:style style:name="Tabulka1.D" style:family="table-column">
      <style:table-column-properties style:column-width="2.722cm" style:rel-column-width="6679*"/>
    </style:style>
    <style:style style:name="Tabulka1.E" style:family="table-column">
      <style:table-column-properties style:column-width="17.743cm" style:rel-column-width="43546*"/>
    </style:style>
    <style:style style:name="Tabulk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1.E1" style:family="table-cell">
      <style:table-cell-properties fo:background-color="#e6e6ff" fo:padding="0.097cm" fo:border="0.002cm solid #000000">
        <style:background-image/>
      </style:table-cell-properties>
    </style:style>
    <style:style style:name="Tabulka1.2" style:family="table-row">
      <style:table-row-properties style:min-row-height="0.711cm"/>
    </style:style>
    <style:style style:name="Tabulka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1.E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.7" style:family="table-row">
      <style:table-row-properties style:min-row-height="0.758cm"/>
    </style:style>
    <style:style style:name="Tabulka2" style:family="table">
      <style:table-properties style:width="26.702cm" table:align="margins"/>
    </style:style>
    <style:style style:name="Tabulka2.A" style:family="table-column">
      <style:table-column-properties style:column-width="2.415cm" style:rel-column-width="5926*"/>
    </style:style>
    <style:style style:name="Tabulka2.B" style:family="table-column">
      <style:table-column-properties style:column-width="2.143cm" style:rel-column-width="5259*"/>
    </style:style>
    <style:style style:name="Tabulka2.C" style:family="table-column">
      <style:table-column-properties style:column-width="2.09cm" style:rel-column-width="5130*"/>
    </style:style>
    <style:style style:name="Tabulka2.D" style:family="table-column">
      <style:table-column-properties style:column-width="4.411cm" style:rel-column-width="10827*"/>
    </style:style>
    <style:style style:name="Tabulka2.E" style:family="table-column">
      <style:table-column-properties style:column-width="4.445cm" style:rel-column-width="10909*"/>
    </style:style>
    <style:style style:name="Tabulka2.F" style:family="table-column">
      <style:table-column-properties style:column-width="7.435cm" style:rel-column-width="18247*"/>
    </style:style>
    <style:style style:name="Tabulka2.G" style:family="table-column">
      <style:table-column-properties style:column-width="3.764cm" style:rel-column-width="9237*"/>
    </style:style>
    <style:style style:name="Tabulk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2.G1" style:family="table-cell">
      <style:table-cell-properties fo:background-color="#e6e6ff" fo:padding="0.097cm" fo:border="0.002cm solid #000000">
        <style:background-image/>
      </style:table-cell-properties>
    </style:style>
    <style:style style:name="Tabulka2.2" style:family="table-row">
      <style:table-row-properties style:min-row-height="0.711cm"/>
    </style:style>
    <style:style style:name="Tabulk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2.C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2.G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2.7" style:family="table-row">
      <style:table-row-properties style:min-row-height="0.758cm"/>
    </style:style>
    <style:style style:name="P1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line-height="120%" style:shadow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line-height="120%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20%" style:shadow="none"/>
    </style:style>
    <style:style style:name="P9" style:family="paragraph" style:parent-style-name="Standard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line-height="120%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14" style:family="paragraph" style:parent-style-name="Table_20_Contents">
      <style:paragraph-properties fo:line-height="120%" style:shadow="none"/>
      <style:text-properties style:use-window-font-color="true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21" style:family="paragraph" style:parent-style-name="Table_20_Contents"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MT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Arial" fo:font-size="10pt" fo:background-color="transparent" style:font-size-asian="10pt" style:font-size-complex="10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Arial" fo:font-size="10pt" fo:background-color="transparent" style:font-size-asian="10pt" style:font-size-complex="10pt"/>
    </style:style>
    <style:style style:name="P30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00%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100%" fo:break-before="page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line-height="100%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1">
      <style:paragraph-properties fo:line-height="120%" style:shadow="none"/>
      <style:text-properties style:font-name="Arial" fo:font-size="10pt" style:font-size-asian="10pt" style:font-size-complex="10pt"/>
    </style:style>
    <style:style style:name="P37" style:family="paragraph" style:parent-style-name="Standard" style:list-style-name="L3">
      <style:paragraph-properties fo:line-height="120%" style:shadow="none"/>
      <style:text-properties style:font-name="Arial" fo:font-size="10pt" style:font-size-asian="10pt" style:font-size-complex="10pt"/>
    </style:style>
    <style:style style:name="P38" style:family="paragraph" style:parent-style-name="Standard" style:list-style-name="L5">
      <style:paragraph-properties fo:line-height="120%" style:shadow="none"/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4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5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5">
      <style:paragraph-properties fo:line-height="120%" style:shadow="non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5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line-height="120%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background-color="transparent"/>
    </style:style>
    <style:style style:name="T9" style:family="text">
      <style:text-properties style:font-name="Arial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kace testů – Přepínače rozšířujících informací</text:p>
      <text:p text:style-name="P13">Identifikace: <text:span text:style-name="T10">ts_B-prepinace-rozsirujicich-informaci</text:span></text:p>
      <text:p text:style-name="P14"/>
      <text:p text:style-name="P7">1. Revize dokumentu</text:p>
      <text:p text:style-name="P7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row>
          <table:table-cell table:style-name="Tabulka3.A1" office:value-type="string">
            <text:p text:style-name="P26">Datum poslední úpravy</text:p>
          </table:table-cell>
          <table:table-cell table:style-name="Tabulka3.A1" office:value-type="string">
            <text:p text:style-name="P18">Aktuální verze</text:p>
          </table:table-cell>
          <table:table-cell table:style-name="Tabulka3.A1" office:value-type="string">
            <text:p text:style-name="P17">Úpravu provedl</text:p>
          </table:table-cell>
          <table:table-cell table:style-name="Tabulka3.D1" office:value-type="string">
            <text:p text:style-name="P17">Druh úpravy</text:p>
          </table:table-cell>
        </table:table-row>
        <table:table-row>
          <table:table-cell table:style-name="Tabulka3.A2" office:value-type="string">
            <text:p text:style-name="P25">2011-08-30</text:p>
          </table:table-cell>
          <table:table-cell table:style-name="Tabulka3.A2" office:value-type="string">
            <text:p text:style-name="P16">1.0</text:p>
          </table:table-cell>
          <table:table-cell table:style-name="Tabulka3.A2" office:value-type="string">
            <text:p text:style-name="P15">Břetislav Mazoch, učo 325233</text:p>
          </table:table-cell>
          <table:table-cell table:style-name="Tabulka3.D2" office:value-type="string">
            <text:p text:style-name="P15">Vytvoření dokumentu</text:p>
          </table:table-cell>
        </table:table-row>
        <table:table-row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16"/>
          </table:table-cell>
          <table:table-cell table:style-name="Tabulka3.A2" office:value-type="string">
            <text:p text:style-name="P15"/>
          </table:table-cell>
          <table:table-cell table:style-name="Tabulka3.D2" office:value-type="string">
            <text:p text:style-name="P15"/>
          </table:table-cell>
        </table:table-row>
        <table:table-row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16"/>
          </table:table-cell>
          <table:table-cell table:style-name="Tabulka3.A2" office:value-type="string">
            <text:p text:style-name="P15"/>
          </table:table-cell>
          <table:table-cell table:style-name="Tabulka3.D2" office:value-type="string">
            <text:p text:style-name="P15"/>
          </table:table-cell>
        </table:table-row>
        <table:table-row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16"/>
          </table:table-cell>
          <table:table-cell table:style-name="Tabulka3.A2" office:value-type="string">
            <text:p text:style-name="P15"/>
          </table:table-cell>
          <table:table-cell table:style-name="Tabulka3.D2" office:value-type="string">
            <text:p text:style-name="P15"/>
          </table:table-cell>
        </table:table-row>
        <table:table-row>
          <table:table-cell table:style-name="Tabulka3.A2" office:value-type="string">
            <text:p text:style-name="P25"/>
          </table:table-cell>
          <table:table-cell table:style-name="Tabulka3.A2" office:value-type="string">
            <text:p text:style-name="P16"/>
          </table:table-cell>
          <table:table-cell table:style-name="Tabulka3.A2" office:value-type="string">
            <text:p text:style-name="P15"/>
          </table:table-cell>
          <table:table-cell table:style-name="Tabulka3.D2" office:value-type="string">
            <text:p text:style-name="P15"/>
          </table:table-cell>
        </table:table-row>
      </table:table>
      <text:p text:style-name="P4"/>
      <text:p text:style-name="P35">2. Návrh testů</text:p>
      <text:p text:style-name="P6"/>
      <text:p text:style-name="P6">Případy užití:</text:p>
      <text:p text:style-name="P6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P24">Use case ID</text:p>
          </table:table-cell>
          <table:table-cell table:style-name="Tabulka4.B1" office:value-type="string">
            <text:p text:style-name="P15">B01</text:p>
          </table:table-cell>
        </table:table-row>
        <table:table-row>
          <table:table-cell table:style-name="Tabulka4.A2" office:value-type="string">
            <text:p text:style-name="P24">Primary actor</text:p>
          </table:table-cell>
          <table:table-cell table:style-name="Tabulka4.B2" office:value-type="string">
            <text:p text:style-name="P15">Uživatel (návštěvník agendy)</text:p>
          </table:table-cell>
        </table:table-row>
        <table:table-row>
          <table:table-cell table:style-name="Tabulka4.A2" office:value-type="string">
            <text:p text:style-name="P24">Secondary actor</text:p>
          </table:table-cell>
          <table:table-cell table:style-name="Tabulka4.B2" office:value-type="string">
            <text:p text:style-name="P15">Osoba v IS MU</text:p>
          </table:table-cell>
        </table:table-row>
        <table:table-row>
          <table:table-cell table:style-name="Tabulka4.A2" office:value-type="string">
            <text:p text:style-name="P24">Brief description</text:p>
          </table:table-cell>
          <table:table-cell table:style-name="Tabulka4.B2" office:value-type="string">
            <text:p text:style-name="P17">UCB01 – PŘEPÍNÁNÍ FOTOGRAFIÍ</text:p>
          </table:table-cell>
        </table:table-row>
        <table:table-row>
          <table:table-cell table:style-name="Tabulka4.A2" office:value-type="string">
            <text:p text:style-name="P24">Preconditions</text:p>
          </table:table-cell>
          <table:table-cell table:style-name="Tabulka4.B2" office:value-type="string">
            <text:p text:style-name="P15">osoba má dostupnou kromě primární fotografie také sekudnární</text:p>
          </table:table-cell>
        </table:table-row>
        <table:table-row>
          <table:table-cell table:style-name="Tabulka4.A2" office:value-type="string">
            <text:p text:style-name="P24">Post-conditions</text:p>
          </table:table-cell>
          <table:table-cell table:style-name="Tabulka4.B2" office:value-type="string">
            <text:p text:style-name="P15">-</text:p>
          </table:table-cell>
        </table:table-row>
        <table:table-row>
          <table:table-cell table:style-name="Tabulka4.A2" office:value-type="string">
            <text:p text:style-name="P24">Flow of events</text:p>
          </table:table-cell>
          <table:table-cell table:style-name="Tabulka4.B2" office:value-type="string">
            <text:p text:style-name="P2">Basic flow</text:p>
            <text:list xml:id="list30234246" text:style-name="L1">
              <text:list-item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6">uživatel zvolí přepnutí primární profilové fotografie na sekundární pomocí přepínače fotografií</text:p>
              </text:list-item>
              <text:list-item>
                <text:p text:style-name="P36">systém zobrazí sekundární fotografii profilu</text:p>
              </text:list-item>
              <text:list-item>
                <text:p text:style-name="P36">uživatel zvolí přepnutí sekundární profilové fotografie zpátky na primární pomocí přepínače fotografií</text:p>
              </text:list-item>
              <text:list-item>
                <text:p text:style-name="P39">systém zobrazí primární fotografii profilu</text:p>
              </text:list-item>
            </text:list>
          </table:table-cell>
        </table:table-row>
        <table:table-row>
          <table:table-cell table:style-name="Tabulka4.A2" office:value-type="string">
            <text:p text:style-name="P24"><text:span text:style-name="T9">Alternate</text:span> flows</text:p>
          </table:table-cell>
          <table:table-cell table:style-name="Tabulka4.B2" office:value-type="string">
            <text:p text:style-name="P4">-</text:p>
          </table:table-cell>
        </table:table-row>
      </table:table>
      <text:p text:style-name="P4"/>
      <text:p text:style-name="P7"/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24">Use case ID</text:p>
          </table:table-cell>
          <table:table-cell table:style-name="Tabulka5.B1" office:value-type="string">
            <text:p text:style-name="P15">B02</text:p>
          </table:table-cell>
        </table:table-row>
        <table:table-row>
          <table:table-cell table:style-name="Tabulka5.A2" office:value-type="string">
            <text:p text:style-name="P24">Primary actor</text:p>
          </table:table-cell>
          <table:table-cell table:style-name="Tabulka5.B2" office:value-type="string">
            <text:p text:style-name="P15">Uživatel (návštěvník agendy)</text:p>
          </table:table-cell>
        </table:table-row>
        <table:table-row>
          <table:table-cell table:style-name="Tabulka5.A2" office:value-type="string">
            <text:p text:style-name="P24">Secondary actor</text:p>
          </table:table-cell>
          <table:table-cell table:style-name="Tabulka5.B2" office:value-type="string">
            <text:p text:style-name="P15">Osoba v IS MU</text:p>
          </table:table-cell>
        </table:table-row>
        <table:table-row>
          <table:table-cell table:style-name="Tabulka5.A2" office:value-type="string">
            <text:p text:style-name="P24">Brief description</text:p>
          </table:table-cell>
          <table:table-cell table:style-name="Tabulka5.B2" office:value-type="string">
            <text:p text:style-name="P17">UCB02 – PŘEPÍNÁNÍ ROZŠIŘUJÍCÍCH INFORMACÍ O STUDIU</text:p>
          </table:table-cell>
        </table:table-row>
        <table:table-row>
          <table:table-cell table:style-name="Tabulka5.A2" office:value-type="string">
            <text:p text:style-name="P24">Preconditions</text:p>
          </table:table-cell>
          <table:table-cell table:style-name="Tabulka5.B2" office:value-type="string">
            <text:p text:style-name="P15">osoba má dostupný záznam o studiu v minulosti</text:p>
          </table:table-cell>
        </table:table-row>
        <table:table-row>
          <table:table-cell table:style-name="Tabulka5.A2" office:value-type="string">
            <text:p text:style-name="P24">Post-conditions</text:p>
          </table:table-cell>
          <table:table-cell table:style-name="Tabulka5.B2" office:value-type="string">
            <text:p text:style-name="P15">-</text:p>
          </table:table-cell>
        </table:table-row>
        <table:table-row>
          <table:table-cell table:style-name="Tabulka5.A2" office:value-type="string">
            <text:p text:style-name="P24">Flow of events</text:p>
          </table:table-cell>
          <table:table-cell table:style-name="Tabulka5.B2" office:value-type="string">
            <text:p text:style-name="P2">Basic flow</text:p>
            <text:list xml:id="list32143097" text:continue-list="list30234246" text:style-name="L1">
              <text:list-item text:start-value="1"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6">IF není aktivní záložka pracoviště a studia</text:p>
                <text:list>
                  <text:list-item>
                    <text:p text:style-name="P36"><text:s/>uživatel zvolí záložku pracoviště a studia pomocí kliknutí na odkaz</text:p>
                  </text:list-item>
                  <text:list-item>
                    <text:p text:style-name="P36"><text:s/>systém zobrazí informace vybrané záložky</text:p>
                  </text:list-item>
                </text:list>
              </text:list-item>
              <text:list-item>
                <text:p text:style-name="P39">UNTIL nejsou zobrazeny rozšířené informace u všech dostupných studií</text:p>
              </text:list-item>
              <text:list-item>
                <text:p text:style-name="P36">DO</text:p>
                <text:list>
                  <text:list-item>
                    <text:p text:style-name="P36"><text:s/>uživatel zvolí zobrazení rozšířujících informací o studiu najetím kurzorem na oblast pro aktivování</text:p>
                  </text:list-item>
                  <text:list-item>
                    <text:p text:style-name="P36"><text:s/>systém zobrazí rozšířené informace k vybranému studiu</text:p>
                  </text:list-item>
                </text:list>
              </text:list-item>
            </text:list>
          </table:table-cell>
        </table:table-row>
        <table:table-row>
          <table:table-cell table:style-name="Tabulka5.A2" office:value-type="string">
            <text:p text:style-name="P24"><text:span text:style-name="T9">Alternate</text:span> flows</text:p>
          </table:table-cell>
          <table:table-cell table:style-name="Tabulka5.B2" office:value-type="string">
            <text:p text:style-name="P3">Alternate flow 01 – aktivní zobrazení informací všech záložek</text:p>
            <text:list xml:id="list30250295" text:style-name="L2">
              <text:list-item>
                <text:p text:style-name="P40">v bodě 3. se zvolí záložka pro zobrazení informací ze všech záložek</text:p>
              </text:list-item>
            </text:list>
          </table:table-cell>
        </table:table-row>
      </table:table>
      <text:p text:style-name="P4"/>
      <text:p text:style-name="P7"/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P24">Use case ID</text:p>
          </table:table-cell>
          <table:table-cell table:style-name="Tabulka6.B1" office:value-type="string">
            <text:p text:style-name="P15">B03</text:p>
          </table:table-cell>
        </table:table-row>
        <table:table-row>
          <table:table-cell table:style-name="Tabulka6.A2" office:value-type="string">
            <text:p text:style-name="P24">Primary actor</text:p>
          </table:table-cell>
          <table:table-cell table:style-name="Tabulka6.B2" office:value-type="string">
            <text:p text:style-name="P15">Uživatel (návštěvník agendy)</text:p>
          </table:table-cell>
        </table:table-row>
        <table:table-row table:style-name="Tabulka6.3">
          <table:table-cell table:style-name="Tabulka6.A2" office:value-type="string">
            <text:p text:style-name="P24">Secondary actor</text:p>
          </table:table-cell>
          <table:table-cell table:style-name="Tabulka6.B2" office:value-type="string">
            <text:p text:style-name="P15">Osoba v IS MU</text:p>
          </table:table-cell>
        </table:table-row>
        <table:table-row>
          <table:table-cell table:style-name="Tabulka6.A2" office:value-type="string">
            <text:p text:style-name="P24">Brief description</text:p>
          </table:table-cell>
          <table:table-cell table:style-name="Tabulka6.B2" office:value-type="string">
            <text:p text:style-name="P17">UCB03 – PŘEPÍNÁNÍ ROZŠIŘUJÍCÍCH INFORMACÍ ZÁVĚREČNÝCH PRACÍ</text:p>
          </table:table-cell>
        </table:table-row>
        <table:table-row>
          <table:table-cell table:style-name="Tabulka6.A2" office:value-type="string">
            <text:p text:style-name="P24">Preconditions</text:p>
          </table:table-cell>
          <table:table-cell table:style-name="Tabulka6.B2" office:value-type="string">
            <text:p text:style-name="P15">u osoby existuje výpis starších prací, ve kterých figurovala jako vedoucí i jako oponent</text:p>
          </table:table-cell>
        </table:table-row>
        <table:table-row>
          <table:table-cell table:style-name="Tabulka6.A2" office:value-type="string">
            <text:p text:style-name="P24">Post-conditions</text:p>
          </table:table-cell>
          <table:table-cell table:style-name="Tabulka6.B2" office:value-type="string">
            <text:p text:style-name="P15">-</text:p>
          </table:table-cell>
        </table:table-row>
        <table:table-row>
          <table:table-cell table:style-name="Tabulka6.A2" office:value-type="string">
            <text:p text:style-name="P24">Flow of events</text:p>
          </table:table-cell>
          <table:table-cell table:style-name="Tabulka6.B2" office:value-type="string">
            <text:p text:style-name="P2">Basic flow</text:p>
            <text:list xml:id="list32136047" text:continue-list="list32143097" text:style-name="L1">
              <text:list-item text:start-value="1"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6">IF není aktivní záložka školitele</text:p>
                <text:list>
                  <text:list-item>
                    <text:p text:style-name="P36"><text:s/>uživatel zvolí záložku školitele pomocí kliknutí na odkaz</text:p>
                  </text:list-item>
                  <text:list-item>
                    <text:p text:style-name="P36"><text:s/>systém zobrazí informace vybrané záložky</text:p>
                  </text:list-item>
                </text:list>
              </text:list-item>
              <text:list-item>
                <text:p text:style-name="P36">uživatel zvolí pomocí přepínače zobrazení starších prací, ve kterých osoba figurovala jako vedoucí</text:p>
              </text:list-item>
              <text:list-item>
                <text:p text:style-name="P36">systém zobrazí příslušné starší práce</text:p>
              </text:list-item>
              <text:list-item>
                <text:p text:style-name="P36">uživatel zvolí pomocí přepínače skrytí daných starších prací</text:p>
              </text:list-item>
              <text:list-item>
                <text:p text:style-name="P39">systém skryje příslušné starší práce</text:p>
              </text:list-item>
              <text:list-item>
                <text:p text:style-name="P39">uživatel zvolí pomocí přepínače zobrazení starších prací, ve kterých osoba figurovala jako oponent</text:p>
              </text:list-item>
              <text:list-item>
                <text:p text:style-name="P39">systém zobrazí příslušné starší práce</text:p>
              </text:list-item>
              <text:list-item>
                <text:p text:style-name="P39">uživatel zvolí pomocí přepínače skrytí daných starších prací</text:p>
              </text:list-item>
              <text:list-item>
                <text:p text:style-name="P39">systém skryje příslušné starší práce</text:p>
              </text:list-item>
            </text:list>
          </table:table-cell>
        </table:table-row>
        <table:table-row>
          <table:table-cell table:style-name="Tabulka6.A2" office:value-type="string">
            <text:p text:style-name="P24"><text:span text:style-name="T9">Alternate</text:span> flows</text:p>
          </table:table-cell>
          <table:table-cell table:style-name="Tabulka6.B2" office:value-type="string">
            <text:p text:style-name="P3">Alternate flow 01 – aktivní zobrazení informací všech záložek</text:p>
            <text:list xml:id="list30243795" text:style-name="L3">
              <text:list-item>
                <text:p text:style-name="P37">v bodě 3. se zvolí záložka pro zobrazení informací ze všech záložek</text:p>
              </text:list-item>
            </text:list>
          </table:table-cell>
        </table:table-row>
      </table:table>
      <text:p text:style-name="P4"/>
      <text:p text:style-name="P4"/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P24">Use case ID</text:p>
          </table:table-cell>
          <table:table-cell table:style-name="Tabulka7.B1" office:value-type="string">
            <text:p text:style-name="P15">B04</text:p>
          </table:table-cell>
        </table:table-row>
        <table:table-row>
          <table:table-cell table:style-name="Tabulka7.A2" office:value-type="string">
            <text:p text:style-name="P24">Primary actor</text:p>
          </table:table-cell>
          <table:table-cell table:style-name="Tabulka7.B2" office:value-type="string">
            <text:p text:style-name="P15">Uživatel (návštěvník agendy)</text:p>
          </table:table-cell>
        </table:table-row>
        <table:table-row>
          <table:table-cell table:style-name="Tabulka7.A2" office:value-type="string">
            <text:p text:style-name="P24">Secondary actor</text:p>
          </table:table-cell>
          <table:table-cell table:style-name="Tabulka7.B2" office:value-type="string">
            <text:p text:style-name="P15">Osoba v IS MU</text:p>
          </table:table-cell>
        </table:table-row>
        <table:table-row>
          <table:table-cell table:style-name="Tabulka7.A2" office:value-type="string">
            <text:p text:style-name="P24">Brief description</text:p>
          </table:table-cell>
          <table:table-cell table:style-name="Tabulka7.B2" office:value-type="string">
            <text:p text:style-name="P17">UCB04 – PŘEPÍNÁNÍ ROZŠIŘUJÍCÍCH INFORMACÍ VÝUKY</text:p>
          </table:table-cell>
        </table:table-row>
        <table:table-row>
          <table:table-cell table:style-name="Tabulka7.A2" office:value-type="string">
            <text:p text:style-name="P24">Preconditions</text:p>
          </table:table-cell>
          <table:table-cell table:style-name="Tabulka7.B2" office:value-type="string">
            <text:p text:style-name="P15">u osoby existuje záložka s informacemi o výuce</text:p>
          </table:table-cell>
        </table:table-row>
        <table:table-row>
          <table:table-cell table:style-name="Tabulka7.A2" office:value-type="string">
            <text:p text:style-name="P24">Post-conditions</text:p>
          </table:table-cell>
          <table:table-cell table:style-name="Tabulka7.B2" office:value-type="string">
            <text:p text:style-name="P15">-</text:p>
          </table:table-cell>
        </table:table-row>
        <table:table-row>
          <table:table-cell table:style-name="Tabulka7.A2" office:value-type="string">
            <text:p text:style-name="P24">Flow of events</text:p>
          </table:table-cell>
          <table:table-cell table:style-name="Tabulka7.B2" office:value-type="string">
            <text:p text:style-name="P2">Basic flow</text:p>
            <text:list xml:id="list32125953" text:continue-list="list32136047" text:style-name="L1">
              <text:list-item text:start-value="1"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6">IF není aktivní záložka výuky</text:p>
                <text:list>
                  <text:list-item>
                    <text:p text:style-name="P36"><text:s/>uživatel zvolí záložku výuky pomocí kliknutí na odkaz</text:p>
                  </text:list-item>
                  <text:list-item>
                    <text:p text:style-name="P36"><text:s/>systém zobrazí informace vybrané záložky</text:p>
                  </text:list-item>
                </text:list>
              </text:list-item>
              <text:list-item>
                <text:p text:style-name="P36">DO</text:p>
                <text:list>
                  <text:list-item>
                    <text:p text:style-name="P36"><text:s/>uživatel zvolí zobrazení rozšířujících informací o výuce v dalších letech minulosti kliknutím na určený odkaz</text:p>
                  </text:list-item>
                  <text:list-item>
                    <text:p text:style-name="P36"><text:s/>systém zobrazí rozšířené informace o výuce v dalších letech minulosti </text:p>
                  </text:list-item>
                </text:list>
              </text:list-item>
              <text:list-item>
                <text:p text:style-name="P39">UNTIL systém nezobrazí informační hlášku o tom, že další v dalších obdobích osoba nevyučovala</text:p>
              </text:list-item>
            </text:list>
          </table:table-cell>
        </table:table-row>
        <table:table-row>
          <table:table-cell table:style-name="Tabulka7.A2" office:value-type="string">
            <text:p text:style-name="P24"><text:span text:style-name="T9">Alternate</text:span> flows</text:p>
          </table:table-cell>
          <table:table-cell table:style-name="Tabulka7.B2" office:value-type="string">
            <text:p text:style-name="P3">Alternate flow 01 – aktivní zobrazení informací všech záložek</text:p>
            <text:list xml:id="list30264250" text:style-name="L4">
              <text:list-item>
                <text:p text:style-name="P41">v bodě 3. se zvolí záložka pro zobrazení informací ze všech záložek</text:p>
              </text:list-item>
            </text:list>
          </table:table-cell>
        </table:table-row>
      </table:table>
      <text:p text:style-name="P4"/>
      <text:p text:style-name="P4"/>
      <table:table table:name="Tabulka8" table:style-name="Tabulka8">
        <table:table-column table:style-name="Tabulka8.A"/>
        <table:table-column table:style-name="Tabulka8.B"/>
        <table:table-row>
          <table:table-cell table:style-name="Tabulka8.A1" office:value-type="string">
            <text:p text:style-name="P24">Use case ID</text:p>
          </table:table-cell>
          <table:table-cell table:style-name="Tabulka8.B1" office:value-type="string">
            <text:p text:style-name="P15">B05</text:p>
          </table:table-cell>
        </table:table-row>
        <table:table-row>
          <table:table-cell table:style-name="Tabulka8.A2" office:value-type="string">
            <text:p text:style-name="P24">Primary actor</text:p>
          </table:table-cell>
          <table:table-cell table:style-name="Tabulka8.B2" office:value-type="string">
            <text:p text:style-name="P15">Uživatel (návštěvník agendy)</text:p>
          </table:table-cell>
        </table:table-row>
        <table:table-row>
          <table:table-cell table:style-name="Tabulka8.A2" office:value-type="string">
            <text:p text:style-name="P24">Secondary actor</text:p>
          </table:table-cell>
          <table:table-cell table:style-name="Tabulka8.B2" office:value-type="string">
            <text:p text:style-name="P15">Osoba v IS MU</text:p>
          </table:table-cell>
        </table:table-row>
        <table:table-row>
          <table:table-cell table:style-name="Tabulka8.A2" office:value-type="string">
            <text:p text:style-name="P24">Brief description</text:p>
          </table:table-cell>
          <table:table-cell table:style-name="Tabulka8.B2" office:value-type="string">
            <text:p text:style-name="P17">UCB05 – OMEZENÝ VÝPIS PUBLIKACÍ</text:p>
          </table:table-cell>
        </table:table-row>
        <table:table-row>
          <table:table-cell table:style-name="Tabulka8.A2" office:value-type="string">
            <text:p text:style-name="P24">Preconditions</text:p>
          </table:table-cell>
          <table:table-cell table:style-name="Tabulka8.B2" office:value-type="string">
            <text:p text:style-name="P15">u osoby existuje rozsáhlý seznam publikací</text:p>
          </table:table-cell>
        </table:table-row>
        <table:table-row>
          <table:table-cell table:style-name="Tabulka8.A2" office:value-type="string">
            <text:p text:style-name="P24">Post-conditions</text:p>
          </table:table-cell>
          <table:table-cell table:style-name="Tabulka8.B2" office:value-type="string">
            <text:p text:style-name="P15">-</text:p>
          </table:table-cell>
        </table:table-row>
        <table:table-row>
          <table:table-cell table:style-name="Tabulka8.A2" office:value-type="string">
            <text:p text:style-name="P24">Flow of events</text:p>
          </table:table-cell>
          <table:table-cell table:style-name="Tabulka8.B2" office:value-type="string">
            <text:list xml:id="list32126581" text:continue-list="list32125953" text:style-name="L1">
              <text:list-item text:start-value="1"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6">IF není aktivní záložka zobrazení informací ze všech záložek</text:p>
                <text:list>
                  <text:list-item>
                    <text:p text:style-name="P36"><text:s/>uživatel zvolí záložku zobrazení informací ze všech záložek pomocí kliknutí na odkaz</text:p>
                  </text:list-item>
                  <text:list-item>
                    <text:p text:style-name="P36"><text:s/>systém zobrazí informace vybrané záložky</text:p>
                  </text:list-item>
                </text:list>
              </text:list-item>
              <text:list-item>
                <text:p text:style-name="P36">uživatel zvolí zobrazení kompletního výpisu publikací kliknutím na určený odkaz</text:p>
              </text:list-item>
              <text:list-item>
                <text:p text:style-name="P39">systém zobrazí na nové stránce výpis publikací</text:p>
              </text:list-item>
            </text:list>
          </table:table-cell>
        </table:table-row>
        <table:table-row>
          <table:table-cell table:style-name="Tabulka8.A2" office:value-type="string">
            <text:p text:style-name="P24"><text:span text:style-name="T9">Alternate</text:span> flows</text:p>
          </table:table-cell>
          <table:table-cell table:style-name="Tabulka8.B2" office:value-type="string">
            <text:p text:style-name="P4">-</text:p>
          </table:table-cell>
        </table:table-row>
      </table:table>
      <text:p text:style-name="P4"/>
      <text:p text:style-name="P34">Sestavení a pojmenování scénářů:</text:p>
      <text:p text:style-name="P27"/>
      <table:table table:name="Tabulka9" table:style-name="Tabulka9">
        <table:table-column table:style-name="Tabulka9.A"/>
        <table:table-column table:style-name="Tabulka9.B"/>
        <table:table-column table:style-name="Tabulka9.C"/>
        <table:table-column table:style-name="Tabulka9.D"/>
        <table:table-row>
          <table:table-cell table:style-name="Tabulka9.A1" office:value-type="string">
            <text:p text:style-name="P27"><text:span text:style-name="T4">Scénař 1.1 </text:span>– přepínání profilových fotografií</text:p>
          </table:table-cell>
          <table:table-cell table:style-name="Tabulka9.A1" office:value-type="string">
            <text:p text:style-name="P27">UCB01 </text:p>
          </table:table-cell>
          <table:table-cell table:style-name="Tabulka9.A1" office:value-type="string">
            <text:p text:style-name="P27">Basic flow</text:p>
          </table:table-cell>
          <table:table-cell table:style-name="Tabulka9.D1" office:value-type="string">
            <text:p text:style-name="P15"/>
          </table:table-cell>
        </table:table-row>
        <table:table-row>
          <table:table-cell table:style-name="Tabulka9.A2" office:value-type="string">
            <text:p text:style-name="P27"><text:span text:style-name="T4">Scénař 2.1 </text:span>– přepínání rozšířujících informací o studiu při aktivní záložce pracoviště a studia</text:p>
          </table:table-cell>
          <table:table-cell table:style-name="Tabulka9.A2" office:value-type="string">
            <text:p text:style-name="P27">UCB02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/>
          </table:table-cell>
        </table:table-row>
        <table:table-row>
          <table:table-cell table:style-name="Tabulka9.A2" office:value-type="string">
            <text:p text:style-name="P27"><text:span text:style-name="T4">Scénař 2.2 </text:span>– přepínání rozšířujících informací o studiu při zobrazení informací ze všech záložek</text:p>
          </table:table-cell>
          <table:table-cell table:style-name="Tabulka9.A2" office:value-type="string">
            <text:p text:style-name="P27">UCB02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>Alternate flow 01</text:p>
          </table:table-cell>
        </table:table-row>
        <table:table-row>
          <table:table-cell table:style-name="Tabulka9.A2" office:value-type="string">
            <text:p text:style-name="P27"><text:span text:style-name="T4">Scénař 3.1 </text:span>– přepínání rozšířujících informací závěrečných prací při aktivní záložce školitele</text:p>
          </table:table-cell>
          <table:table-cell table:style-name="Tabulka9.A2" office:value-type="string">
            <text:p text:style-name="P27">UCB03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/>
          </table:table-cell>
        </table:table-row>
        <table:table-row>
          <table:table-cell table:style-name="Tabulka9.A2" office:value-type="string">
            <text:p text:style-name="P27"><text:span text:style-name="T4">Scénař 3.2 </text:span><text:span text:style-name="T3">– přepínání rozšířujících informací závěrečných prací při zobrazení informací všech záložek</text:span></text:p>
          </table:table-cell>
          <table:table-cell table:style-name="Tabulka9.A2" office:value-type="string">
            <text:p text:style-name="P27">UCB03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>Alternate flow 01</text:p>
          </table:table-cell>
        </table:table-row>
        <table:table-row>
          <table:table-cell table:style-name="Tabulka9.A2" office:value-type="string">
            <text:p text:style-name="P27"><text:span text:style-name="T4">Scénař 4.1 </text:span>– přepínání rozšířujících informací výuky při aktivní záložce výuky</text:p>
          </table:table-cell>
          <table:table-cell table:style-name="Tabulka9.A2" office:value-type="string">
            <text:p text:style-name="P27">UCB04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/>
          </table:table-cell>
        </table:table-row>
        <table:table-row>
          <table:table-cell table:style-name="Tabulka9.A2" office:value-type="string">
            <text:p text:style-name="P27"><text:span text:style-name="T4">Scénař 4.2</text:span>– přepínání rozšířujících informací výuky při zobrazení informací ze všech záložek</text:p>
          </table:table-cell>
          <table:table-cell table:style-name="Tabulka9.A2" office:value-type="string">
            <text:p text:style-name="P27">UCB04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>Alternate flow 01</text:p>
          </table:table-cell>
        </table:table-row>
        <table:table-row>
          <table:table-cell table:style-name="Tabulka9.A2" office:value-type="string">
            <text:p text:style-name="P27"><text:span text:style-name="T4">Scénař 5.1 </text:span>– omezení výpisu publikací při zobrazení informací ze všech záložek</text:p>
          </table:table-cell>
          <table:table-cell table:style-name="Tabulka9.A2" office:value-type="string">
            <text:p text:style-name="P27">UCB05</text:p>
          </table:table-cell>
          <table:table-cell table:style-name="Tabulka9.A2" office:value-type="string">
            <text:p text:style-name="P27">Basic flow</text:p>
          </table:table-cell>
          <table:table-cell table:style-name="Tabulka9.D2" office:value-type="string">
            <text:p text:style-name="P27"/>
          </table:table-cell>
        </table:table-row>
      </table:table>
      <text:p text:style-name="P5"/>
      <text:p text:style-name="P4"/>
      <text:p text:style-name="P32">3. Testové případy</text:p>
      <text:p text:style-name="P31"/>
      <text:p text:style-name="P27"><text:span text:style-name="T4">Tabulka vstupů a výstupů </text:span>(V = valid, I = invalid, - = irelevantní údaj):</text:p>
      <text:p text:style-name="P27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>
          <table:table-cell table:style-name="Tabulka1.A1" office:value-type="string">
            <text:p text:style-name="P18">TestCase ID#</text:p>
          </table:table-cell>
          <table:table-cell table:style-name="Tabulka1.A1" office:value-type="string">
            <text:p text:style-name="P18">Scénař</text:p>
          </table:table-cell>
          <table:table-cell table:style-name="Tabulka1.A1" office:value-type="string">
            <text:p text:style-name="P18">Profil</text:p>
          </table:table-cell>
          <table:table-cell table:style-name="Tabulka1.A1" office:value-type="string">
            <text:p text:style-name="P18">Záložka</text:p>
          </table:table-cell>
          <table:table-cell table:style-name="Tabulka1.E1" office:value-type="string">
            <text:p text:style-name="P18">Očekávaný výsledek</text:p>
          </table:table-cell>
        </table:table-row>
        <table:table-row table:style-name="Tabulka1.2">
          <table:table-cell table:style-name="Tabulka1.A2" office:value-type="string">
            <text:p text:style-name="P29">UCB01_TC01</text:p>
          </table:table-cell>
          <table:table-cell table:style-name="Tabulka1.A2" office:value-type="string">
            <text:p text:style-name="P20">1.1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-</text:p>
          </table:table-cell>
          <table:table-cell table:style-name="Tabulka1.E2" office:value-type="string">
            <text:p text:style-name="P19">prvním klikem na přepínač se zobrazí sekundární fotografie, druhým klikem se zobrazí znovu primární</text:p>
          </table:table-cell>
        </table:table-row>
        <table:table-row table:style-name="Tabulka1.2">
          <table:table-cell table:style-name="Tabulka1.A2" office:value-type="string">
            <text:p text:style-name="P29">UCB02_TC01</text:p>
          </table:table-cell>
          <table:table-cell table:style-name="Tabulka1.A2" office:value-type="string">
            <text:p text:style-name="P20">2.1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podrobnější informací k vybranému studiu po najetí kurzorem na aktivní oblast</text:p>
          </table:table-cell>
        </table:table-row>
        <table:table-row table:style-name="Tabulka1.2">
          <table:table-cell table:style-name="Tabulka1.A2" office:value-type="string">
            <text:p text:style-name="P29">UCB02_TC02</text:p>
          </table:table-cell>
          <table:table-cell table:style-name="Tabulka1.A2" office:value-type="string">
            <text:p text:style-name="P20">2.2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podrobnější informací k vybranému studiu po najetí kurzorem na aktivní oblast</text:p>
          </table:table-cell>
        </table:table-row>
        <table:table-row table:style-name="Tabulka1.2">
          <table:table-cell table:style-name="Tabulka1.A2" office:value-type="string">
            <text:p text:style-name="P29">UCB03_TC01</text:p>
          </table:table-cell>
          <table:table-cell table:style-name="Tabulka1.A2" office:value-type="string">
            <text:p text:style-name="P20">3.1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výpisu starších prací a jejich opětovné skrytí pomocí přepínacího odkazu</text:p>
          </table:table-cell>
        </table:table-row>
        <table:table-row table:style-name="Tabulka1.2">
          <table:table-cell table:style-name="Tabulka1.A2" office:value-type="string">
            <text:p text:style-name="P29">UCB03_TC02</text:p>
          </table:table-cell>
          <table:table-cell table:style-name="Tabulka1.A2" office:value-type="string">
            <text:p text:style-name="P20">3.2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výpisu starších prací a jejich opětovné skrytí pomocí přepínacího odkazu</text:p>
          </table:table-cell>
        </table:table-row>
        <table:table-row table:style-name="Tabulka1.7">
          <table:table-cell table:style-name="Tabulka1.A2" office:value-type="string">
            <text:p text:style-name="P29">UCB04_TC01</text:p>
          </table:table-cell>
          <table:table-cell table:style-name="Tabulka1.A2" office:value-type="string">
            <text:p text:style-name="P20">4.1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podrobnější informací k výuce z minulosti pomocí určeného odkazu</text:p>
          </table:table-cell>
        </table:table-row>
        <table:table-row table:style-name="Tabulka1.7">
          <table:table-cell table:style-name="Tabulka1.A2" office:value-type="string">
            <text:p text:style-name="P29">UCB04_TC02</text:p>
          </table:table-cell>
          <table:table-cell table:style-name="Tabulka1.A2" office:value-type="string">
            <text:p text:style-name="P20">4.2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zobrazení podrobnější informací k výuce z minulosti pomocí určeného odkazu</text:p>
          </table:table-cell>
        </table:table-row>
        <table:table-row table:style-name="Tabulka1.7">
          <table:table-cell table:style-name="Tabulka1.A2" office:value-type="string">
            <text:p text:style-name="P29">UCB05_TC01</text:p>
          </table:table-cell>
          <table:table-cell table:style-name="Tabulka1.A2" office:value-type="string">
            <text:p text:style-name="P20">5.1</text:p>
          </table:table-cell>
          <table:table-cell table:style-name="Tabulka1.A2" office:value-type="string">
            <text:p text:style-name="P20">V</text:p>
          </table:table-cell>
          <table:table-cell table:style-name="Tabulka1.A2" office:value-type="string">
            <text:p text:style-name="P20">V</text:p>
          </table:table-cell>
          <table:table-cell table:style-name="Tabulka1.E2" office:value-type="string">
            <text:p text:style-name="P19">výskyt omezeného výpisu publikací při zobrazení informací ze všech záložek</text:p>
          </table:table-cell>
        </table:table-row>
      </table:table>
      <text:p text:style-name="P5"/>
      <text:p text:style-name="P33"><text:span text:style-name="T4">Tabulka konkrétních vstupů a výstupů </text:span>(V = valid, I = invalid, - = irelevantní údaj):</text:p>
      <text:p text:style-name="P27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column table:style-name="Tabulka2.G"/>
        <table:table-row>
          <table:table-cell table:style-name="Tabulka2.A1" office:value-type="string">
            <text:p text:style-name="P18">TestCase ID#</text:p>
          </table:table-cell>
          <table:table-cell table:style-name="Tabulka2.A1" office:value-type="string">
            <text:p text:style-name="P18">Scénař</text:p>
          </table:table-cell>
          <table:table-cell table:style-name="Tabulka2.A1" office:value-type="string">
            <text:p text:style-name="P18">Profil</text:p>
          </table:table-cell>
          <table:table-cell table:style-name="Tabulka2.A1" office:value-type="string">
            <text:p text:style-name="P18">Záložka</text:p>
          </table:table-cell>
          <table:table-cell table:style-name="Tabulka2.A1" office:value-type="string">
            <text:p text:style-name="P18">Očekávaný výsledek</text:p>
          </table:table-cell>
          <table:table-cell table:style-name="Tabulka2.A1" office:value-type="string">
            <text:p text:style-name="P18">Vstupní podmínka</text:p>
          </table:table-cell>
          <table:table-cell table:style-name="Tabulka2.G1" office:value-type="string">
            <text:p text:style-name="P18">Výstupní podmínka</text:p>
          </table:table-cell>
        </table:table-row>
        <table:table-row table:style-name="Tabulka2.2">
          <table:table-cell table:style-name="Tabulka2.A2" office:value-type="string">
            <text:p text:style-name="P29">UCB01_TC01</text:p>
          </table:table-cell>
          <table:table-cell table:style-name="Tabulka2.A2" office:value-type="string">
            <text:p text:style-name="P20">1.1</text:p>
          </table:table-cell>
          <table:table-cell table:style-name="Tabulka2.C2" office:value-type="float" office:value="2660">
            <text:p text:style-name="P20">2660</text:p>
          </table:table-cell>
          <table:table-cell table:style-name="Tabulka2.A2" office:value-type="string">
            <text:p text:style-name="P20">-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profil se dvěma profilovými fotografiemi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2">
          <table:table-cell table:style-name="Tabulka2.A2" office:value-type="string">
            <text:p text:style-name="P29">UCB02_TC01</text:p>
          </table:table-cell>
          <table:table-cell table:style-name="Tabulka2.A2" office:value-type="string">
            <text:p text:style-name="P20">2.1</text:p>
          </table:table-cell>
          <table:table-cell table:style-name="Tabulka2.C2" office:value-type="float" office:value="60675">
            <text:p text:style-name="P20">60675</text:p>
          </table:table-cell>
          <table:table-cell table:style-name="Tabulka2.A2" office:value-type="string">
            <text:p text:style-name="P20">Pracoviště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dostupný záznam o studiu v minulosti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2">
          <table:table-cell table:style-name="Tabulka2.A2" office:value-type="string">
            <text:p text:style-name="P29">UCB02_TC02</text:p>
          </table:table-cell>
          <table:table-cell table:style-name="Tabulka2.A2" office:value-type="string">
            <text:p text:style-name="P20">2.2</text:p>
          </table:table-cell>
          <table:table-cell table:style-name="Tabulka2.C2" office:value-type="float" office:value="60675">
            <text:p text:style-name="P20">60675</text:p>
          </table:table-cell>
          <table:table-cell table:style-name="Tabulka2.A2" office:value-type="string">
            <text:p text:style-name="P20">Vše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dostupný záznam o studiu v minulosti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2">
          <table:table-cell table:style-name="Tabulka2.A2" office:value-type="string">
            <text:p text:style-name="P29">UCB03_TC01</text:p>
          </table:table-cell>
          <table:table-cell table:style-name="Tabulka2.A2" office:value-type="string">
            <text:p text:style-name="P20">3.1</text:p>
          </table:table-cell>
          <table:table-cell table:style-name="Tabulka2.C2" office:value-type="float" office:value="94">
            <text:p text:style-name="P20">94</text:p>
          </table:table-cell>
          <table:table-cell table:style-name="Tabulka2.A2" office:value-type="string">
            <text:p text:style-name="P20">Školitel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15">dostupný výpis starších prací, ve kterých osoba figurovala jako vedoucí i jako oponent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2">
          <table:table-cell table:style-name="Tabulka2.A2" office:value-type="string">
            <text:p text:style-name="P29">UCB03_TC02</text:p>
          </table:table-cell>
          <table:table-cell table:style-name="Tabulka2.A2" office:value-type="string">
            <text:p text:style-name="P20">3.2</text:p>
          </table:table-cell>
          <table:table-cell table:style-name="Tabulka2.C2" office:value-type="float" office:value="94">
            <text:p text:style-name="P20">94</text:p>
          </table:table-cell>
          <table:table-cell table:style-name="Tabulka2.A2" office:value-type="string">
            <text:p text:style-name="P20">Vše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dostupný výpis starších prací, ve kterých osoba figurovala jako vedoucí i jako oponent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7">
          <table:table-cell table:style-name="Tabulka2.A2" office:value-type="string">
            <text:p text:style-name="P29">UCB04_TC01</text:p>
          </table:table-cell>
          <table:table-cell table:style-name="Tabulka2.A2" office:value-type="string">
            <text:p text:style-name="P20">4.1</text:p>
          </table:table-cell>
          <table:table-cell table:style-name="Tabulka2.C2" office:value-type="float" office:value="3740">
            <text:p text:style-name="P20">3740</text:p>
          </table:table-cell>
          <table:table-cell table:style-name="Tabulka2.A2" office:value-type="string">
            <text:p text:style-name="P20">Výuka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dostupná záložka s informacemi o výuce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7">
          <table:table-cell table:style-name="Tabulka2.A2" office:value-type="string">
            <text:p text:style-name="P29">UCB04_TC02</text:p>
          </table:table-cell>
          <table:table-cell table:style-name="Tabulka2.A2" office:value-type="string">
            <text:p text:style-name="P20">4.2</text:p>
          </table:table-cell>
          <table:table-cell table:style-name="Tabulka2.C2" office:value-type="float" office:value="3740">
            <text:p text:style-name="P20">3740</text:p>
          </table:table-cell>
          <table:table-cell table:style-name="Tabulka2.A2" office:value-type="string">
            <text:p text:style-name="P20">Vše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dostupná záložka s informacemi o výuce</text:p>
          </table:table-cell>
          <table:table-cell table:style-name="Tabulka2.G2" office:value-type="string">
            <text:p text:style-name="P23">-</text:p>
          </table:table-cell>
        </table:table-row>
        <table:table-row table:style-name="Tabulka2.7">
          <table:table-cell table:style-name="Tabulka2.A2" office:value-type="string">
            <text:p text:style-name="P29">UCB05_TC01</text:p>
          </table:table-cell>
          <table:table-cell table:style-name="Tabulka2.A2" office:value-type="string">
            <text:p text:style-name="P20">5.1</text:p>
          </table:table-cell>
          <table:table-cell table:style-name="Tabulka2.C2" office:value-type="float" office:value="2116">
            <text:p text:style-name="P20">2116</text:p>
          </table:table-cell>
          <table:table-cell table:style-name="Tabulka2.A2" office:value-type="string">
            <text:p text:style-name="P20">Vše</text:p>
          </table:table-cell>
          <table:table-cell table:style-name="Tabulka2.A2" office:value-type="string">
            <text:p text:style-name="P21">viz. Tab. vstupů a výstupů</text:p>
          </table:table-cell>
          <table:table-cell table:style-name="Tabulka2.A2" office:value-type="string">
            <text:p text:style-name="P22">osoba disponuje rozsáhlým seznamem publikací</text:p>
          </table:table-cell>
          <table:table-cell table:style-name="Tabulka2.G2" office:value-type="string">
            <text:p text:style-name="P23">-</text:p>
          </table:table-cell>
        </table:table-row>
      </table:table>
      <text:p text:style-name="P5"/>
      <text:p text:style-name="P5"/>
      <text:p text:style-name="P32">4. Testové procedury</text:p>
      <text:p text:style-name="P30"/>
      <text:p text:style-name="P11">UCB01_TC01</text:p>
      <text:list xml:id="list30264791" text:style-name="L5">
        <text:list-item text:start-value="1">
          <text:p text:style-name="P38"><text:span text:style-name="T6">otevření profilové stránky </text:span><text:a xlink:type="simple" xlink:href="http://is.muni.cz/osoba/2660">http://is.muni.cz/osoba/</text:a><text:a xlink:type="simple" xlink:href="http://is.muni.cz/osoba/2660">2660</text:a><text:span text:style-name="T6"> </text:span></text:p>
        </text:list-item>
        <text:list-item>
          <text:p text:style-name="P44">klik na přepínač fotografií</text:p>
        </text:list-item>
        <text:list-item>
          <text:p text:style-name="P44">ověření změny profilové fotografie</text:p>
        </text:list-item>
        <text:list-item>
          <text:p text:style-name="P44">klik na přepínač fotografií</text:p>
        </text:list-item>
        <text:list-item>
          <text:p text:style-name="P44">ověření změny profilové fotografie</text:p>
        </text:list-item>
      </text:list>
      <text:p text:style-name="P9"/>
      <text:p text:style-name="P11">UCB02_TC01</text:p>
      <text:list xml:id="list32141547" text:continue-list="list30264791" text:style-name="L5">
        <text:list-item text:start-value="1">
          <text:p text:style-name="P38"><text:span text:style-name="T6">otevření profilové stránky </text:span><text:a xlink:type="simple" xlink:href="http://is.muni.cz/osoba/60675">http://is.muni.cz/osoba/</text:a><text:a xlink:type="simple" xlink:href="http://is.muni.cz/osoba/60675"><text:span text:style-name="T5">60675</text:span></text:a><text:span text:style-name="T5"> </text:span></text:p>
        </text:list-item>
        <text:list-item>
          <text:p text:style-name="P44">IF není aktivní záložka "Pracoviště"</text:p>
          <text:list>
            <text:list-item>
              <text:p text:style-name="P44">klik na záložku "Pracoviště"</text:p>
            </text:list-item>
          </text:list>
        </text:list-item>
        <text:list-item>
          <text:p text:style-name="P38"><text:span text:style-name="T5">UNTIL nejsou </text:span><text:span text:style-name="T2">zobrazeny rozšířené informace u všech dostupných studií</text:span></text:p>
          <text:list>
            <text:list-item>
              <text:p text:style-name="P44"><text:s/>najetí kurzorem na aktivní oblast pro zobrazení rozšířujících informací</text:p>
            </text:list-item>
            <text:list-item>
              <text:p text:style-name="P44"><text:s/>ověření výskytu rozšiřujících informací</text:p>
            </text:list-item>
          </text:list>
        </text:list-item>
      </text:list>
      <text:p text:style-name="P9"/>
      <text:p text:style-name="P11">UCB02_TC02</text:p>
      <text:list xml:id="list32147916" text:continue-list="list32141547" text:style-name="L5">
        <text:list-item text:start-value="1">
          <text:p text:style-name="P38"><text:span text:style-name="T6">otevření profilové stránky </text:span><text:a xlink:type="simple" xlink:href="http://is.muni.cz/osoba/60675">http://is.muni.cz/osoba/</text:a><text:a xlink:type="simple" xlink:href="http://is.muni.cz/osoba/60675"><text:span text:style-name="T5">60675</text:span></text:a><text:span text:style-name="T5"> </text:span></text:p>
        </text:list-item>
        <text:list-item>
          <text:p text:style-name="P44">IF není aktivní záložka "Vše"</text:p>
          <text:list>
            <text:list-item>
              <text:p text:style-name="P44">klik na záložku "Vše"</text:p>
            </text:list-item>
          </text:list>
        </text:list-item>
        <text:list-item>
          <text:p text:style-name="P38"><text:span text:style-name="T5">UNTIL nejsou </text:span><text:span text:style-name="T2">zobrazeny rozšířené informace u všech dostupných studií</text:span></text:p>
          <text:list>
            <text:list-item>
              <text:p text:style-name="P44"><text:s/>najetí kurzorem na aktivní oblast pro zobrazení rozšířujících informací</text:p>
            </text:list-item>
            <text:list-item>
              <text:p text:style-name="P44"><text:s/>ověření výskytu rozšiřujících informací</text:p>
            </text:list-item>
          </text:list>
        </text:list-item>
      </text:list>
      <text:p text:style-name="P11"/>
      <text:p text:style-name="P11">UCB03_TC01</text:p>
      <text:list xml:id="list32145014" text:continue-list="list32147916" text:style-name="L5">
        <text:list-item text:start-value="1">
          <text:p text:style-name="P38"><text:span text:style-name="T6">otevření profilové stránky </text:span><text:a xlink:type="simple" xlink:href="http://is.muni.cz/osoba/94">http://is.muni.cz/osoba/</text:a><text:a xlink:type="simple" xlink:href="http://is.muni.cz/osoba/94"><text:span text:style-name="T6">94</text:span></text:a><text:span text:style-name="T6"> </text:span></text:p>
        </text:list-item>
        <text:list-item>
          <text:p text:style-name="P44">IF není aktivní záložka "Školitel"</text:p>
          <text:list>
            <text:list-item>
              <text:p text:style-name="P44">klik na záložku "Školitel"</text:p>
            </text:list-item>
          </text:list>
        </text:list-item>
        <text:list-item>
          <text:p text:style-name="P44">klik na odkaz pro zobrazení starších prací, ve kterých osoba figurovala jako vedoucí</text:p>
        </text:list-item>
        <text:list-item>
          <text:p text:style-name="P44">ověření zobrazení výpisu starších prací</text:p>
        </text:list-item>
        <text:list-item>
          <text:p text:style-name="P44">klik na stejný odkaz jako v bodě 3.</text:p>
        </text:list-item>
        <text:list-item>
          <text:p text:style-name="P44">ověření skrytí výpisu starších prací</text:p>
        </text:list-item>
        <text:list-item>
          <text:p text:style-name="P44">klik na odkaz pro zobrazení starších prací, ve kterých osoba figurovala jako oponent</text:p>
        </text:list-item>
        <text:list-item>
          <text:p text:style-name="P44">ověření zobrazení výpisu starších prací</text:p>
        </text:list-item>
        <text:list-item>
          <text:p text:style-name="P44">klik na stejný odkaz jako v bodě 7.</text:p>
        </text:list-item>
        <text:list-item>
          <text:p text:style-name="P44">ověření skrytí výpisu starších prací</text:p>
        </text:list-item>
      </text:list>
      <text:p text:style-name="P11"><text:soft-page-break/>UCB03_TC02</text:p>
      <text:list xml:id="list32136078" text:continue-list="list32145014" text:style-name="L5">
        <text:list-item text:start-value="1">
          <text:p text:style-name="P38"><text:span text:style-name="T6">otevření profilové stránky </text:span><text:a xlink:type="simple" xlink:href="http://is.muni.cz/osoba/94">http://is.muni.cz/osoba/</text:a><text:a xlink:type="simple" xlink:href="http://is.muni.cz/osoba/94"><text:span text:style-name="T6">94</text:span></text:a><text:span text:style-name="T6"> </text:span></text:p>
        </text:list-item>
        <text:list-item>
          <text:p text:style-name="P44">IF není aktivní záložka "Vše"</text:p>
          <text:list>
            <text:list-item>
              <text:p text:style-name="P44">klik na záložku "Vše"</text:p>
            </text:list-item>
          </text:list>
        </text:list-item>
        <text:list-item>
          <text:p text:style-name="P44">klik na odkaz pro zobrazení starších prací, ve kterých osoba figurovala jako vedoucí</text:p>
        </text:list-item>
        <text:list-item>
          <text:p text:style-name="P44">ověření zobrazení výpisu starších prací</text:p>
        </text:list-item>
        <text:list-item>
          <text:p text:style-name="P44">klik na stejný odkaz jako v bodě 3.</text:p>
        </text:list-item>
        <text:list-item>
          <text:p text:style-name="P44">ověření skrytí výpisu starších prací</text:p>
        </text:list-item>
        <text:list-item>
          <text:p text:style-name="P44">klik na odkaz pro zobrazení starších prací, ve kterých osoba figurovala jako oponent</text:p>
        </text:list-item>
        <text:list-item>
          <text:p text:style-name="P44">ověření zobrazení výpisu starších prací</text:p>
        </text:list-item>
        <text:list-item>
          <text:p text:style-name="P44">klik na stejný odkaz jako v bodě 7.</text:p>
        </text:list-item>
        <text:list-item>
          <text:p text:style-name="P44">ověření skrytí výpisu starších prací</text:p>
        </text:list-item>
      </text:list>
      <text:p text:style-name="P12"/>
      <text:p text:style-name="P12">UCB04_TC01</text:p>
      <text:list xml:id="list32139329" text:continue-list="list32136078" text:style-name="L5">
        <text:list-item text:start-value="1">
          <text:p text:style-name="P38"><text:span text:style-name="T6">otevření profilové stránky </text:span><text:a xlink:type="simple" xlink:href="http://is.muni.cz/osoba/3740">http://is.muni.cz/osoba/</text:a><text:a xlink:type="simple" xlink:href="http://is.muni.cz/osoba/3740"><text:span text:style-name="T6">3740</text:span></text:a><text:span text:style-name="T6"> </text:span></text:p>
        </text:list-item>
        <text:list-item>
          <text:p text:style-name="P44">IF není aktivní záložka "Výuka"</text:p>
          <text:list>
            <text:list-item>
              <text:p text:style-name="P44">klik na záložku "Výuka"</text:p>
            </text:list-item>
          </text:list>
        </text:list-item>
        <text:list-item>
          <text:p text:style-name="P38"><text:span text:style-name="T5">UNTIL ověření zobrazení informační </text:span><text:span text:style-name="T2">hlášky</text:span></text:p>
          <text:list>
            <text:list-item>
              <text:p text:style-name="P44"><text:s/>klik na odkaz pro zobrazení výuky v dalších letech minulosti</text:p>
            </text:list-item>
            <text:list-item text:start-value="1">
              <text:p text:style-name="P44"><text:s/>ověření výskytu informací o výuce v minulosti</text:p>
            </text:list-item>
          </text:list>
        </text:list-item>
      </text:list>
      <text:p text:style-name="P10"/>
      <text:p text:style-name="P11">UCB04_TC02</text:p>
      <text:list xml:id="list32151227" text:continue-list="list32139329" text:style-name="L5">
        <text:list-item text:start-value="1">
          <text:p text:style-name="P38"><text:span text:style-name="T6">otevření profilové stránky </text:span><text:a xlink:type="simple" xlink:href="http://is.muni.cz/osoba/3740">http://is.muni.cz/osoba/</text:a><text:a xlink:type="simple" xlink:href="http://is.muni.cz/osoba/3740"><text:span text:style-name="T6">3740</text:span></text:a><text:span text:style-name="T6"> </text:span></text:p>
        </text:list-item>
        <text:list-item>
          <text:p text:style-name="P44">IF není aktivní záložka "Vše"</text:p>
          <text:list>
            <text:list-item>
              <text:p text:style-name="P44">klik na záložku "Vše"</text:p>
            </text:list-item>
          </text:list>
        </text:list-item>
        <text:list-item>
          <text:p text:style-name="P44">DO</text:p>
          <text:list>
            <text:list-item>
              <text:p text:style-name="P44"><text:s/>klik na odkaz pro zobrazení výuky v dalších letech minulosti</text:p>
            </text:list-item>
            <text:list-item text:start-value="1">
              <text:p text:style-name="P44"><text:s/>ověření výskytu informací o výuce v minulosti</text:p>
            </text:list-item>
          </text:list>
        </text:list-item>
        <text:list-item>
          <text:p text:style-name="P44">UNTIL ověření zobrazení informační <text:span text:style-name="T1">hlášky</text:span></text:p>
        </text:list-item>
      </text:list>
      <text:p text:style-name="P11"/>
      <text:p text:style-name="P11">UCB05_TC01</text:p>
      <text:list xml:id="list32148559" text:continue-list="list32151227" text:style-name="L5">
        <text:list-item text:start-value="1">
          <text:p text:style-name="P38"><text:span text:style-name="T6">otevření profilové stránky </text:span><text:a xlink:type="simple" xlink:href="http://is.muni.cz/osoba/2116">http://is.muni.cz/osoba/</text:a><text:a xlink:type="simple" xlink:href="http://is.muni.cz/osoba/2116"><text:span text:style-name="T5">2116</text:span></text:a><text:span text:style-name="T5"> </text:span></text:p>
        </text:list-item>
        <text:list-item>
          <text:p text:style-name="P44">IF není aktivní záložka "Vše"</text:p>
          <text:list>
            <text:list-item>
              <text:p text:style-name="P44">klik na záložku "Vše"</text:p>
            </text:list-item>
          </text:list>
        </text:list-item>
        <text:list-item>
          <text:p text:style-name="P43">ověření výskytu omezeného výpisu publikací</text:p>
        </text:list-item>
        <text:list-item>
          <text:p text:style-name="P43">klik na odkaz pro zobrazení kompletního výpisu publikací</text:p>
        </text:list-item>
        <text:list-item>
          <text:p text:style-name="P43">ověření zobrazení stránky výpisu publikac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08M38S</meta:editing-duration>
    <meta:editing-cycles>192</meta:editing-cycles>
    <meta:generator>OpenOffice.org/3.2$Win32 OpenOffice.org_project/320m19$Build-9505</meta:generator>
    <dc:date>2011-12-25T12:01:32.65</dc:date>
    <dc:creator>b m</dc:creator>
    <meta:document-statistic meta:table-count="9" meta:image-count="0" meta:object-count="0" meta:page-count="11" meta:paragraph-count="345" meta:word-count="1541" meta:character-count="10148"/>
    <meta:user-defined meta:name="Info 1"/>
    <meta:user-defined meta:name="Info 2"/>
    <meta:user-defined meta:name="Info 3"/>
    <meta:user-defined meta:name="Info 4"/>
  </office:meta>
</office:document-meta>
</file>